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5.0819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81d41a"/>
    </style:style>
    <style:style style:name="T29" style:family="text">
      <style:text-properties fo:color="#111111"/>
    </style:style>
    <style:style style:name="T30" style:family="text">
      <style:text-properties fo:color="#669900"/>
    </style:style>
    <style:style style:name="T31" style:family="text">
      <style:text-properties fo:color="#cc9900"/>
    </style:style>
    <style:style style:name="T32" style:family="text">
      <style:text-properties fo:color="#996633"/>
    </style:style>
    <style:style style:name="T33" style:family="text">
      <style:text-properties fo:color="#ffff00"/>
    </style:style>
    <style:style style:name="T34"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6.5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1"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8">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8">لٹکن</text:span>، <text:span text:style-name="T3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09"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7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1">00/00/0000</text:date>, <text:time style:data-style-name="N2" text:time-value="08:37:46.1446133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01T13:38:44.853444558</dc:date>
    <meta:editing-duration>P94DT21H32M7S</meta:editing-duration>
    <meta:editing-cycles>4146</meta:editing-cycles>
    <meta:generator>LibreOffice/6.4.7.2$Linux_X86_64 LibreOffice_project/40$Build-2</meta:generator>
    <meta:document-statistic meta:table-count="3" meta:cell-count="67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